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5983b0" loext:opacity="100%"/>
    </style:style>
    <style:style style:name="P2" style:family="paragraph" style:parent-style-name="Standard">
      <style:text-properties officeooo:rsid="0015d62e" officeooo:paragraph-rsid="0015d62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 fo:text-align="start" style:justify-single-word="false"/>
      <style:text-properties officeooo:paragraph-rsid="0015d62e"/>
    </style:style>
    <style:style style:name="P6" style:family="paragraph" style:parent-style-name="Text_20_body">
      <style:paragraph-properties fo:text-align="start" style:justify-single-word="false"/>
      <style:text-properties officeooo:rsid="0015d62e" officeooo:paragraph-rsid="0015d62e"/>
    </style:style>
    <style:style style:name="T1" style:family="text">
      <style:text-properties officeooo:rsid="0015d6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Nome: Wallace Santos Ribeiro</text:p>
      <text:h text:style-name="P1" text:outline-level="1">Atividade 4 – Segurança da Informação</text:h>
      <text:p text:style-name="P3"/>
      <text:p text:style-name="P4">1. Explique como funciona a assinatura digital?</text:p>
      <text:p text:style-name="P6">R: No mundo da internet, presente em sites e ambientes online, a assinatura digital comprova que o emissor dela é uma pessoa física neste mundo online, comprovando sua identidade e garantindo uma autenticidade pela finalidade proposta.</text:p>
      <text:p text:style-name="P6"/>
      <text:p text:style-name="P6">2. O que é hash?</text:p>
      <text:p text:style-name="P6">R: Hash é o procedimento realizado quando demais dados são comprimidos em um único arquivo, definindo um resumo de toda informação coletada.</text:p>
      <text:p text:style-name="P6"/>
      <text:p text:style-name="P5">3. Pesquise e escreva sobre os modelos de certificado digital.</text:p>
      <text:p text:style-name="P5"><text:span text:style-name="T1">R: Entre as certificações digitais estão:</text:span> certificado digital tipo T, <text:span text:style-name="T1">sendo</text:span> mais conhecido como carimbo de tempo, uma vez que seu objetivo é atestar quando um documento digital foi emitido, <text:span text:style-name="T1">outra certificação </text:span>digita<text:span text:style-name="T1">l</text:span> para empresas é o NF-e, arquivo que garante a autoria e a validade jurídica das emissões de notas fiscais pela empresa aos órgãos responsáveis. <text:span text:style-name="T1">E o</text:span> CPF, documento de identificação de pessoa física, também tem uma versão digital para garantir a autenticidade das transações eletrônicas realizadas por pessoas físicas </text:p>
      <text:p text:style-name="P5"/>
      <text:p text:style-name="P5">4. Explique o funcionamento do certificado digital.</text:p>
      <text:p text:style-name="P5"><text:span text:style-name="T1">R: </text:span>o certificado digital é um documento eletrônico que tem como principal função comprovar a identidade do cidadão ou empresa em meios eletrônicos e proporcionar uma forma legal e segura de assinar digitalmente documentos e transações realizadas nesses ambientes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7T19:43:50.985000000</meta:creation-date>
    <dc:date>2023-10-27T20:16:51.665000000</dc:date>
    <meta:editing-duration>PT33M20S</meta:editing-duration>
    <meta:editing-cycles>1</meta:editing-cycles>
    <meta:document-statistic meta:table-count="0" meta:image-count="0" meta:object-count="0" meta:page-count="1" meta:paragraph-count="10" meta:word-count="217" meta:character-count="1413" meta:non-whitespace-character-count="1203"/>
    <meta:generator>LibreOffice/7.5.7.1$Windows_X86_64 LibreOffice_project/47eb0cf7efbacdee9b19ae25d6752381ede23126</meta:generator>
  </office:meta>
</office:document-meta>
</file>